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3772in"/>
    </style:style>
    <style:style style:name="co12" style:family="table-column">
      <style:table-column-properties fo:break-before="auto" style:column-width="1.6571in"/>
    </style:style>
    <style:style style:name="co13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2.5071in"/>
    </style:style>
    <style:style style:name="co19" style:family="table-column">
      <style:table-column-properties fo:break-before="auto" style:column-width="1.8291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8299in"/>
    </style:style>
    <style:style style:name="co22" style:family="table-column">
      <style:table-column-properties fo:break-before="auto" style:column-width="1.0146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23" style:family="table-row">
      <style:table-row-properties style:row-height="0.8909in" fo:break-before="auto" style:use-optimal-row-height="false"/>
    </style:style>
    <style:style style:name="ro50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2.3528in" fo:break-before="auto" style:use-optimal-row-height="true"/>
    </style:style>
    <style:style style:name="ro13" style:family="table-row">
      <style:table-row-properties style:row-height="1.4193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4.0626in" fo:break-before="auto" style:use-optimal-row-height="true"/>
    </style:style>
    <style:style style:name="ro17" style:family="table-row">
      <style:table-row-properties style:row-height="2.1972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1.8862in" fo:break-before="auto" style:use-optimal-row-height="true"/>
    </style:style>
    <style:style style:name="ro20" style:family="table-row">
      <style:table-row-properties style:row-height="1.7307in" fo:break-before="auto" style:use-optimal-row-height="true"/>
    </style:style>
    <style:style style:name="ro21" style:family="table-row">
      <style:table-row-properties style:row-height="3.4409in" fo:break-before="auto" style:use-optimal-row-height="true"/>
    </style:style>
    <style:style style:name="ro22" style:family="table-row">
      <style:table-row-properties style:row-height="2.5075in" fo:break-before="auto" style:use-optimal-row-height="true"/>
    </style:style>
    <style:style style:name="ro24" style:family="table-row">
      <style:table-row-properties style:row-height="2.6634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2.0417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2.9744in" fo:break-before="auto" style:use-optimal-row-height="true"/>
    </style:style>
    <style:style style:name="ro29" style:family="table-row">
      <style:table-row-properties style:row-height="0.3311in" fo:break-before="auto" style:use-optimal-row-height="true"/>
    </style:style>
    <style:style style:name="ro30" style:family="table-row">
      <style:table-row-properties style:row-height="0.6839in" fo:break-before="auto" style:use-optimal-row-height="false"/>
    </style:style>
    <style:style style:name="ro31" style:family="table-row">
      <style:table-row-properties style:row-height="1.0047in" fo:break-before="auto" style:use-optimal-row-height="false"/>
    </style:style>
    <style:style style:name="ro32" style:family="table-row">
      <style:table-row-properties style:row-height="0.9945in" fo:break-before="auto" style:use-optimal-row-height="false"/>
    </style:style>
    <style:style style:name="ro33" style:family="table-row">
      <style:table-row-properties style:row-height="1.2846in" fo:break-before="auto" style:use-optimal-row-height="false"/>
    </style:style>
    <style:style style:name="ro34" style:family="table-row">
      <style:table-row-properties style:row-height="0.7665in" fo:break-before="auto" style:use-optimal-row-height="false"/>
    </style:style>
    <style:style style:name="ro35" style:family="table-row">
      <style:table-row-properties style:row-height="1.6783in" fo:break-before="auto" style:use-optimal-row-height="false"/>
    </style:style>
    <style:style style:name="ro36" style:family="table-row">
      <style:table-row-properties style:row-height="1.2126in" fo:break-before="auto" style:use-optimal-row-height="false"/>
    </style:style>
    <style:style style:name="ro37" style:family="table-row">
      <style:table-row-properties style:row-height="0.6008in" fo:break-before="auto" style:use-optimal-row-height="false"/>
    </style:style>
    <style:style style:name="ro38" style:family="table-row">
      <style:table-row-properties style:row-height="1.0984in" fo:break-before="auto" style:use-optimal-row-height="false"/>
    </style:style>
    <style:style style:name="ro39" style:family="table-row">
      <style:table-row-properties style:row-height="0.9429in" fo:break-before="auto" style:use-optimal-row-height="false"/>
    </style:style>
    <style:style style:name="ro40" style:family="table-row">
      <style:table-row-properties style:row-height="0.7146in" fo:break-before="auto" style:use-optimal-row-height="false"/>
    </style:style>
    <style:style style:name="ro41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30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3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43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44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8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49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50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73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77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80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8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8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84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85" style:family="table-cell" style:parent-style-name="Default">
      <style:text-properties style:font-name="Arial3" fo:font-size="10pt" fo:font-weight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14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8" table:default-cell-style-name="ce32"/>
        <table:table-column table:style-name="co9" table:default-cell-style-name="ce4"/>
        <table:table-column table:style-name="co10" table:default-cell-style-name="ce44"/>
        <table:table-column table:style-name="co11" table:default-cell-style-name="ce47"/>
        <table:table-column table:style-name="co12" table:default-cell-style-name="ce8"/>
        <table:table-column table:style-name="co13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74"/>
        <table:table-column table:style-name="co21" table:default-cell-style-name="ce47"/>
        <table:table-column table:style-name="co3" table:number-columns-repeated="3" table:default-cell-style-name="ce81"/>
        <table:table-column table:style-name="co22" table:default-cell-style-name="ce81"/>
        <table:table-column table:style-name="co3" table:number-columns-repeated="5" table:default-cell-style-name="ce81"/>
        <table:table-column table:style-name="co3" table:number-columns-repeated="1005" table:default-cell-style-name="Default"/>
        <table:table-row table:style-name="ro10">
          <table:table-cell table:style-name="ce13"/>
          <table:table-cell table:style-name="ce34" office:value-type="string">
            <text:p>TEST CASES</text:p>
          </table:table-cell>
          <table:table-cell table:style-name="ce39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6"/>
          <table:table-cell table:style-name="ce77" office:value-type="string">
            <text:p>Passed</text:p>
          </table:table-cell>
          <table:table-cell table:style-name="ce77" table:formula="of:=COUNTIF([.L$7:.L$1008];[.$K1])" office:value-type="float" office:value="38">
            <text:p>38</text:p>
          </table:table-cell>
          <table:table-cell table:style-name="ce77" table:formula="of:=COUNTIF([.M$7:.M$1008];[.$K1])" office:value-type="float" office:value="36">
            <text:p>36</text:p>
          </table:table-cell>
          <table:table-cell table:style-name="ce77" table:formula="of:=COUNTIF([.N$7:.N$1008];[.$K1])" office:value-type="float" office:value="0">
            <text:p>0</text:p>
          </table:table-cell>
          <table:table-cell table:style-name="ce83" table:number-columns-repeated="5"/>
          <table:table-cell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5" table:number-columns-repeated="2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7"/>
          <table:table-cell table:style-name="ce77" office:value-type="string">
            <text:p>Failed</text:p>
          </table:table-cell>
          <table:table-cell table:style-name="ce77" table:formula="of:=COUNTIF([.L$7:.L$1008];[.$K2])" office:value-type="float" office:value="0">
            <text:p>0</text:p>
          </table:table-cell>
          <table:table-cell table:style-name="ce77" table:formula="of:=COUNTIF([.M$7:.M$1008];[.$K2])" office:value-type="float" office:value="0">
            <text:p>0</text:p>
          </table:table-cell>
          <table:table-cell table:style-name="ce77" table:formula="of:=COUNTIF([.N$7:.N$1008];[.$K2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/>
          <table:table-cell table:style-name="ce84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36" office:value-type="string">
            <text:p>Function List<text:span text:style-name="T4">:</text:span></text:p>
          </table:table-cell>
          <table:table-cell table:style-name="ce40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13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7" office:value-type="string">
            <text:p>Blocked</text:p>
          </table:table-cell>
          <table:table-cell table:style-name="ce77" table:formula="of:=COUNTIF([.L$7:.L$1008];[.$K3])" office:value-type="float" office:value="0">
            <text:p>0</text:p>
          </table:table-cell>
          <table:table-cell table:style-name="ce77" table:formula="of:=COUNTIF([.M$7:.M$1008];[.$K3])" office:value-type="float" office:value="0">
            <text:p>0</text:p>
          </table:table-cell>
          <table:table-cell table:style-name="ce77" table:formula="of:=COUNTIF([.N$7:.N$1008];[.$K3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/>
          <table:table-cell table:style-name="ce84" table:number-columns-repeated="206"/>
          <table:table-cell table:number-columns-repeated="798"/>
        </table:table-row>
        <table:table-row table:style-name="ro11">
          <table:table-cell table:style-name="ce13"/>
          <table:table-cell table:style-name="ce36" office:value-type="string">
            <text:p>Total main cases:</text:p>
          </table:table-cell>
          <table:table-cell table:style-name="ce41" table:formula="of:=MAX([.A7:.A1103])" office:value-type="float" office:value="38" table:number-columns-spanned="3" table:number-rows-spanned="1">
            <text:p>38</text:p>
          </table:table-cell>
          <table:covered-table-cell table:number-columns-repeated="2" table:style-name="ce41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8" office:value-type="string">
            <text:p>Untested</text:p>
          </table:table-cell>
          <table:table-cell table:style-name="ce77" table:formula="of:=COUNTIF([.L$7:.L$1008];[.$K4])" office:value-type="float" office:value="0">
            <text:p>0</text:p>
          </table:table-cell>
          <table:table-cell table:style-name="ce77" table:formula="of:=COUNTIF([.M$7:.M$1008];[.$K4])" office:value-type="float" office:value="0">
            <text:p>0</text:p>
          </table:table-cell>
          <table:table-cell table:style-name="ce77" table:formula="of:=COUNTIF([.N$7:.N$1008];[.$K4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7"/>
          <table:table-cell table:style-name="ce42" table:number-columns-repeated="3"/>
          <table:table-cell table:style-name="ce49"/>
          <table:table-cell table:style-name="ce42" table:number-columns-repeated="2"/>
          <table:table-cell table:style-name="ce72"/>
          <table:table-cell table:style-name="ce78"/>
          <table:table-cell table:style-name="ce13" office:value-type="string">
            <text:p>N/A</text:p>
          </table:table-cell>
          <table:table-cell table:style-name="ce77" table:formula="of:=COUNTIF([.L$7:.L$1008];[.$K5])" office:value-type="float" office:value="0">
            <text:p>0</text:p>
          </table:table-cell>
          <table:table-cell table:style-name="ce77" table:formula="of:=COUNTIF([.M$7:.M$1008];[.$K5])" office:value-type="float" office:value="2">
            <text:p>2</text:p>
          </table:table-cell>
          <table:table-cell table:style-name="ce77" table:formula="of:=COUNTIF([.N$7:.N$1008];[.$K5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42" table:number-columns-repeated="2"/>
          <table:table-cell/>
          <table:table-cell table:style-name="ce85" table:number-columns-repeated="206"/>
          <table:table-cell table:number-columns-repeated="798"/>
        </table:table-row>
        <table:table-row table:style-name="ro2">
          <table:table-cell table:style-name="ce30" office:value-type="string">
            <text:p>Case No</text:p>
          </table:table-cell>
          <table:table-cell table:style-name="ce38" office:value-type="string">
            <text:p>Related function</text:p>
          </table:table-cell>
          <table:table-cell table:style-name="ce43" office:value-type="string">
            <text:p>Case ID</text:p>
          </table:table-cell>
          <table:table-cell table:style-name="ce43" office:value-type="string">
            <text:p>Path</text:p>
          </table:table-cell>
          <table:table-cell table:style-name="ce43" office:value-type="string">
            <text:p>Case Name</text:p>
          </table:table-cell>
          <table:table-cell table:style-name="ce50" office:value-type="string">
            <text:p>Description</text:p>
          </table:table-cell>
          <table:table-cell table:style-name="ce43" office:value-type="string">
            <text:p>Step</text:p>
          </table:table-cell>
          <table:table-cell table:style-name="ce43" office:value-type="string">
            <text:p>Expected Result</text:p>
          </table:table-cell>
          <table:table-cell table:style-name="ce73" office:value-type="string">
            <text:p>Priority</text:p>
          </table:table-cell>
          <table:table-cell table:style-name="ce43" office:value-type="string">
            <text:p>Affect</text:p>
          </table:table-cell>
          <table:table-cell table:style-name="ce80" office:value-type="string">
            <text:p>Tester</text:p>
          </table:table-cell>
          <table:table-cell table:style-name="ce82" office:value-type="string">
            <text:p>IE7</text:p>
          </table:table-cell>
          <table:table-cell table:style-name="ce82" office:value-type="string">
            <text:p>FireFox3.5</text:p>
          </table:table-cell>
          <table:table-cell table:style-name="ce82" office:value-type="string">
            <text:p>Comment/Bug</text:p>
          </table:table-cell>
          <table:table-cell table:style-name="ce80" office:value-type="string">
            <text:p>JIRA issue</text:p>
          </table:table-cell>
          <table:table-cell table:style-name="ce80" office:value-type="string">
            <text:p>Comment</text:p>
          </table:table-cell>
          <table:table-cell table:style-name="ce82" table:number-columns-repeated="3"/>
          <table:table-cell/>
          <table:table-cell table:style-name="ce86" table:number-columns-repeated="234"/>
          <table:table-cell table:number-columns-repeated="770"/>
        </table:table-row>
        <table:table-row table:style-name="ro12">
          <table:table-cell table:style-name="ce31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5">Add</text:span><text:span text:style-name="T6"> </text:span></text:p>
            <text:p>- Go to Answers page</text:p>
            <text:p>- Select Category → Add Category</text:p>
            <text:p>- Put values</text:p>
            <text:p><text:span text:style-name="T5">Edit</text:span><text:span text:style-name="T6"> </text:span></text:p>
            <text:p><text:span text:style-name="T7">- Right click on 1 category </text:span><text:span text:style-name="T7">and select Edit</text:span></text:p>
            <text:p><text:span text:style-name="T7">- Change values</text:span></text:p>
            <text:p><text:span text:style-name="T5">Delete</text:span></text:p>
            <text:p><text:span text:style-name="T8">- Right click on 1 category </text:span><text:span text:style-name="T8">and select Delete</text:span></text:p>
            <text:p><text:span text:style-name="T5">Move</text:span><text:span text:style-name="T6"> </text:span></text:p>
            <text:p><text:span text:style-name="T8">- Right click on 1 category </text:span><text:span text:style-name="T8">and select Move</text:span></text:p>
            <text:p><text:span text:style-name="T8">- Choose destination </text:span><text:span text:style-name="T8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5">Export:</text:span></text:p>
            <text:p>- Right click on 1 category and select Export</text:p>
            <text:p>- Put file's name and Export</text:p>
            <text:p><text:span text:style-name="T5">Import</text:span></text:p>
            <text:p><text:span text:style-name="T9">- Right click on 1 category </text:span><text:span text:style-name="T9">and select Import</text:span></text:p>
            <text:p><text:span text:style-name="T9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office:value-type="string">
            <text:p>Passed</text:p>
          </table:table-cell>
          <table:table-cell office:value-type="string">
            <text:p>N/A</text:p>
          </table:table-cell>
          <table:table-cell office:value-type="string">
            <text:p>Can't upload file on FF</text:p>
          </table:table-cell>
          <table:table-cell table:number-columns-repeated="6"/>
          <table:table-cell table:style-name="ce87" table:number-columns-repeated="1004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5">Watch</text:span></text:p>
            <text:p>- Right click on 1 category and select Watch</text:p>
            <text:p><text:span text:style-name="T5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35</text:p>
          </table:table-cell>
          <table:table-cell table:number-columns-repeated="6"/>
          <table:table-cell table:style-name="ce87" table:number-columns-repeated="1004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5">Add Question</text:span></text:p>
            <text:p>- Select 1 category and click on Submit question</text:p>
            <text:p>- Put values</text:p>
            <text:p><text:span text:style-name="T5">Edit Question</text:span></text:p>
            <text:p>- Right click on a question and select Edit</text:p>
            <text:p>- Change values</text:p>
            <text:p><text:span text:style-name="T5">Delete Question</text:span></text:p>
            <text:p><text:span text:style-name="T8">- Right click on a question </text:span><text:span text:style-name="T8">and select Delete</text:span></text:p>
            <text:p><text:span text:style-name="T5">Move Question</text:span></text:p>
            <text:p><text:span text:style-name="T10">- Right click on question </text:span><text:span text:style-name="T10">and select Move to </text:span></text:p>
            <text:p><text:span text:style-name="T10">- Select destination </text:span><text:span text:style-name="T10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38</text:p>
          </table:table-cell>
          <table:table-cell table:number-columns-repeated="6"/>
          <table:table-cell table:style-name="ce87" table:number-columns-repeated="1004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51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5">Approve/disapprove</text:span></text:p>
            <text:p><text:span text:style-name="T11">- Select All Question tab</text:span></text:p>
            <text:p>- Click Disapprove icon on approved question</text:p>
            <text:p><text:span text:style-name="T9">- Click Approve icon on </text:span><text:span text:style-name="T9">disapproved question</text:span></text:p>
            <text:p><text:span text:style-name="T5">Active/Inactive</text:span><text:span text:style-name="T6"> </text:span></text:p>
            <text:p><text:span text:style-name="T12">- Select All Question tab</text:span></text:p>
            <text:p><text:span text:style-name="T9">- Click Inactivate icon on </text:span><text:span text:style-name="T9">activated question</text:span></text:p>
            <text:p><text:span text:style-name="T9">- Click Activate icon on </text:span><text:span text:style-name="T9">inactivate question</text:span></text:p>
            <text:p><text:span text:style-name="T5">Answer question</text:span></text:p>
            <text:p><text:span text:style-name="T12">- Select Open Question tab</text:span></text:p>
            <text:p><text:span text:style-name="T9">- Click Answer on question </text:span><text:span text:style-name="T9">want to answer</text:span></text:p>
            <text:p><text:span text:style-name="T9">- Put values</text:span></text:p>
            <text:p><text:span text:style-name="T5">Edit question</text:span></text:p>
            <text:p><text:span text:style-name="T12">- Select All Question tab</text:span></text:p>
            <text:p><text:span text:style-name="T9">- Click Edit on question </text:span><text:span text:style-name="T9">want to edit</text:span></text:p>
            <text:p><text:span text:style-name="T9">- Put values</text:span></text:p>
            <text:p><text:span text:style-name="T5">Delete question</text:span></text:p>
            <text:p><text:span text:style-name="T12">- Select All Question tab</text:span></text:p>
            <text:p><text:span text:style-name="T9">- Click Edit on question </text:span><text:span text:style-name="T9">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5"><text:s/></text:span><text:span text:style-name="T5">Add answers</text:span></text:p>
            <text:p>- Click Answer button</text:p>
            <text:p>- Put values </text:p>
            <text:p><text:span text:style-name="T5">Edit</text:span></text:p>
            <text:p><text:span text:style-name="T10">- Open question having </text:span><text:span text:style-name="T10">answers </text:span></text:p>
            <text:p><text:span text:style-name="T10">- Click Edit icon in answer </text:span><text:span text:style-name="T10">of question</text:span></text:p>
            <text:p><text:span text:style-name="T10">- Put values</text:span></text:p>
            <text:p><text:span text:style-name="T5">Delete</text:span></text:p>
            <text:p><text:span text:style-name="T8">- Open question having </text:span><text:span text:style-name="T8">answers </text:span></text:p>
            <text:p><text:span text:style-name="T8">- Click Delete icon in </text:span><text:span text:style-name="T8">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51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5">Add comment in question</text:span></text:p>
            <text:p>- Click Comment button</text:p>
            <text:p>- Put values</text:p>
            <text:p><text:span text:style-name="T5">Edit</text:span></text:p>
            <text:p>- Open question having comment</text:p>
            <text:p>- Click Edit icon on comment</text:p>
            <text:p>- Put values</text:p>
            <text:p><text:span text:style-name="T5">Delete</text:span></text:p>
            <text:p><text:span text:style-name="T9">- Open question having </text:span><text:span text:style-name="T9">comment</text:span></text:p>
            <text:p><text:span text:style-name="T9">- Click Delete icon on </text:span><text:span text:style-name="T9">comment</text:span></text:p>
            <text:p><text:span text:style-name="T5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5">Add category</text:span></text:p>
            <text:p>- Go to Forum</text:p>
            <text:p>- Click on Add Category</text:p>
            <text:p>- Put values</text:p>
            <text:p><text:span text:style-name="T5">Edit category</text:span></text:p>
            <text:p>- Select 1 category</text:p>
            <text:p>- Click on Manage category → Edit</text:p>
            <text:p>- Put values</text:p>
            <text:p><text:span text:style-name="T5">Delete category</text:span></text:p>
            <text:p><text:span text:style-name="T9">- Click on Manage category </text:span><text:span text:style-name="T9">→ Delete</text:span></text:p>
            <text:p><text:span text:style-name="T9">- Click OK on confirm </text:span><text:span text:style-name="T9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5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3">Import category</text:span></text:p>
            <text:p><text:span text:style-name="T8">- Go to Forum page</text:span></text:p>
            <text:p><text:span text:style-name="T9">- Click on Administration → </text:span><text:span text:style-name="T9">Import</text:span></text:p>
            <text:p><text:span text:style-name="T9">- Browse a file</text:span></text:p>
            <text:p><text:span text:style-name="T9">- Click Save</text:span></text:p>
            <text:p><text:span text:style-name="T5">Export forum in category</text:span></text:p>
            <text:p><text:span text:style-name="T11">- Select 1 category has </text:span><text:span text:style-name="T11">forum(s)</text:span></text:p>
            <text:p><text:span text:style-name="T11">- Click on Manage Categoy </text:span><text:span text:style-name="T11">→ Export Forum(s)</text:span></text:p>
            <text:p><text:span text:style-name="T11">- Select forum(s) to export</text:span></text:p>
            <text:p><text:span text:style-name="T11">- Click Save</text:span></text:p>
            <text:p><text:span text:style-name="T13">Import forum in category</text:span></text:p>
            <text:p><text:span text:style-name="T12">- Select 1 category </text:span></text:p>
            <text:p><text:span text:style-name="T12">- Click on Manage Categoy </text:span><text:span text:style-name="T12">→Import Forum</text:span></text:p>
            <text:p><text:span text:style-name="T12">- Browse a file</text:span></text:p>
            <text:p><text:span text:style-name="T12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office:value-type="string">
            <text:p>Passed</text:p>
          </table:table-cell>
          <table:table-cell office:value-type="string">
            <text:p>N/A</text:p>
          </table:table-cell>
          <table:table-cell office:value-type="string">
            <text:p>Can't upload file on FF</text:p>
          </table:table-cell>
          <table:table-cell table:number-columns-repeated="6"/>
          <table:table-cell table:style-name="ce87" table:number-columns-repeated="1004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53" office:value-type="string">
            <text:p><text:span text:style-name="T5">Add forum</text:span></text:p>
            <text:p>- Click on Add forum icon</text:p>
            <text:p>- Put values</text:p>
            <text:p>- Click Save</text:p>
            <text:p><text:span text:style-name="T5">Edit</text:span></text:p>
            <text:p>- Select 1 forum</text:p>
            <text:p>- Click on More Action → Edit</text:p>
            <text:p>- Put values</text:p>
            <text:p>- Click Save</text:p>
            <text:p><text:span text:style-name="T5">Delete</text:span></text:p>
            <text:p>- Select 1 forum</text:p>
            <text:p>- Click on More Action → Delete</text:p>
            <text:p><text:span text:style-name="T5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5">Lock/Unlock forum</text:span> </text:p>
            <text:p><text:span text:style-name="T9">- Select 1 forum</text:span></text:p>
            <text:p><text:span text:style-name="T9">- Click on More Action → </text:span><text:span text:style-name="T9">Lock/Unlock</text:span></text:p>
            <text:p><text:span text:style-name="T5">Open/Close forum </text:span></text:p>
            <text:p><text:span text:style-name="T9">- Select 1 forum</text:span></text:p>
            <text:p><text:span text:style-name="T9">- Click on More Action → </text:span><text:span text:style-name="T9">Open/Close</text:span></text:p>
            <text:p><text:span text:style-name="T5">Manage watch in forum</text:span></text:p>
            <text:p><text:span text:style-name="T9">- Select 1 forum</text:span></text:p>
            <text:p><text:span text:style-name="T9">- Click on More Action → </text:span><text:span text:style-name="T9">Manage Watch</text:span></text:p>
            <text:p><text:span text:style-name="T5">Manage Ban IP in forum</text:span></text:p>
            <text:p><text:span text:style-name="T9">- Select 1 forum</text:span></text:p>
            <text:p><text:span text:style-name="T9">- Click on More Action → </text:span><text:span text:style-name="T9">Ban Ips</text:span></text:p>
            <text:p><text:span text:style-name="T9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47</text:p>
          </table:table-cell>
          <table:table-cell table:number-columns-repeated="6"/>
          <table:table-cell table:style-name="ce87" table:number-columns-repeated="1004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5">Add topic</text:span></text:p>
            <text:p>- Select 1 forum</text:p>
            <text:p>- Click on Start topic button</text:p>
            <text:p>- Put values</text:p>
            <text:p>- Click Save</text:p>
            <text:p><text:span text:style-name="T5">Edit topic</text:span></text:p>
            <text:p>- Open topic above</text:p>
            <text:p>- Click More Action → Edit</text:p>
            <text:p>- Put values</text:p>
            <text:p>- Click Save</text:p>
            <text:p><text:span text:style-name="T5">Delete topic</text:span></text:p>
            <text:p><text:span text:style-name="T9">- Open topic above</text:span></text:p>
            <text:p><text:span text:style-name="T9">- Click More Action → </text:span><text:span text:style-name="T9">Delete</text:span></text:p>
            <text:p><text:span text:style-name="T5">Move topic</text:span></text:p>
            <text:p><text:span text:style-name="T9">- Open topic above</text:span></text:p>
            <text:p><text:span text:style-name="T9">- Click More Action → Move</text:span></text:p>
            <text:p><text:span text:style-name="T9">- Choose the destination </text:span><text:span text:style-name="T9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5">Lock/Unlock topic</text:span></text:p>
            <text:p>- Click on More action → Lock/Unlock </text:p>
            <text:p><text:span text:style-name="T5">Close/Open topic</text:span></text:p>
            <text:p><text:span text:style-name="T9">- Click on More action → </text:span><text:span text:style-name="T9">Close/Open</text:span></text:p>
            <text:p><text:span text:style-name="T13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43</text:p>
          </table:table-cell>
          <table:table-cell table:number-columns-repeated="6"/>
          <table:table-cell table:style-name="ce87" table:number-columns-repeated="1004"/>
        </table:table-row>
        <table:table-row table:style-name="ro1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51" table:content-validation-name="val1" office:value-type="string">
            <text:p>Step 1: Manage tag on Topic</text:p>
          </table:table-cell>
          <table:table-cell table:style-name="ce54" office:value-type="string">
            <text:p>- Open 1 topic</text:p>
            <text:p><text:span text:style-name="T5">Add tag</text:span></text:p>
            <text:p>- Click on Tag </text:p>
            <text:p>- Put tag's name</text:p>
            <text:p><text:span text:style-name="T5"/></text:p>
          </table:table-cell>
          <table:table-cell table:style-name="ce54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54" office:value-type="string">
            <text:p>- Open 1 topic</text:p>
            <text:p>- Click on Rate </text:p>
            <text:p>- Move mouse over stars</text:p>
          </table:table-cell>
          <table:table-cell table:style-name="ce54" office:value-type="string">
            <text:p>Topic is rated successfully. The number of stars are selected set yellow.</text:p>
            <text:p><text:span text:style-name="T9"/></text:p>
          </table:table-cell>
          <table:table-cell office:value-type="string">
            <text:p>Low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51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5">Add poll</text:span></text:p>
            <text:p>- Click on More action → Add a poll</text:p>
            <text:p>- Put values</text:p>
            <text:p><text:span text:style-name="T5">Edit poll</text:span></text:p>
            <text:p>- Click Edit icon on a poll</text:p>
            <text:p><text:span text:style-name="T5">Close/Reopen Poll</text:span></text:p>
            <text:p>- Click on Close/ Reopen icon</text:p>
            <text:p><text:span text:style-name="T5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5">Add post</text:span></text:p>
            <text:p>- Click on Post Reply button</text:p>
            <text:p>- Put content and Submit</text:p>
            <text:p><text:span text:style-name="T5">Edit post</text:span></text:p>
            <text:p>- Click Edit button on post above</text:p>
            <text:p><text:span text:style-name="T5">Delete post</text:span> </text:p>
            <text:p>- Click Delete button on post</text:p>
            <text:p><text:span text:style-name="T5">Add private post</text:span></text:p>
            <text:p>- Click Private button</text:p>
            <text:p><text:span text:style-name="T5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5">Change profile </text:span><text:span text:style-name="T5">information</text:span></text:p>
            <text:p>- Click on Profile tab</text:p>
            <text:p>- Chang profile information</text:p>
            <text:p><text:span text:style-name="T5">Change forum settings</text:span></text:p>
            <text:p><text:span text:style-name="T9">- Click on Forum settings </text:span><text:span text:style-name="T9">tab</text:span></text:p>
            <text:p><text:span text:style-name="T9">- Chang forum information</text:span></text:p>
            <text:p><text:span text:style-name="T5">Manage my subscription</text:span></text:p>
            <text:p><text:span text:style-name="T9">- Click on My subscriptions </text:span><text:span text:style-name="T9">tab</text:span></text:p>
            <text:p><text:span text:style-name="T9">- Chang subscriptions </text:span><text:span text:style-name="T9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8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51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5">Change user profile</text:span></text:p>
            <text:p>- Click on Profile tab</text:p>
            <text:p>- Change information</text:p>
            <text:p><text:span text:style-name="T5">Change user setting</text:span></text:p>
            <text:p><text:span text:style-name="T9">- Click on Setting tab</text:span></text:p>
            <text:p><text:span text:style-name="T9">- Change information</text:span></text:p>
            <text:p><text:span text:style-name="T5">Ban User</text:span></text:p>
            <text:p><text:span text:style-name="T9">- Click on Ban Uses tab</text:span></text:p>
            <text:p><text:span text:style-name="T9">- Change information</text:span></text:p>
            <text:p><text:span text:style-name="T5">View all topics of User</text:span></text:p>
            <text:p><text:span text:style-name="T9">- Click on Topic tab</text:span></text:p>
            <text:p><text:span text:style-name="T5">View add posts by User</text:span></text:p>
            <text:p><text:span text:style-name="T9">- Click on Posts tab</text:span></text:p>
            <text:p><text:span text:style-name="T9"/></text:p>
            <text:p><text:span text:style-name="T15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51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51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3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1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6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5" table:number-rows-repeated="2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2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41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1" table:number-rows-repeated="10">
          <table:table-cell table:style-name="ce33" table:number-columns-repeated="2"/>
          <table:table-cell table:style-name="Default" table:number-columns-repeated="3"/>
          <table:table-cell table:style-name="ce52"/>
          <table:table-cell table:style-name="ce55"/>
          <table:table-cell table:style-name="ce57"/>
          <table:table-cell table:style-name="ce75"/>
          <table:table-cell table:style-name="Default" table:number-columns-repeated="10"/>
          <table:table-cell table:number-columns-repeated="1005"/>
        </table:table-row>
        <table:table-row table:style-name="ro1" table:number-rows-repeated="10">
          <table:table-cell table:style-name="Default" table:number-columns-repeated="5"/>
          <table:table-cell table:style-name="ce52"/>
          <table:table-cell table:style-name="Default" table:number-columns-repeated="13"/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52"/>
          <table:table-cell table:style-name="Default" table:number-columns-repeated="13"/>
          <table:table-cell table:number-columns-repeated="1005"/>
        </table:table-row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09:0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2-08-14T09:08:03</dc:date>
    <meta:printed-by>Thanh Cong Nguyen</meta:printed-by>
    <meta:print-date>2009-03-06T17:07:42</meta:print-date>
    <dc:language>en-US</dc:language>
    <meta:editing-cycles>174</meta:editing-cycles>
    <meta:editing-duration>P7DT21H21M12S</meta:editing-duration>
    <meta:document-statistic meta:table-count="3" meta:cell-count="860" meta:object-count="0"/>
    <meta:user-defined meta:name="Info 1"/>
    <meta:user-defined meta:name="Info 2"/>
    <meta:user-defined meta:name="Info 3"/>
    <meta:user-defined meta:name="Info 4"/>
  </office:meta>
</office:document-meta>
</file>